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3" style:family="table-row">
      <style:table-row-properties style:min-row-height="0.598cm"/>
    </style:style>
    <style:style style:name="title.A3" style:family="table-cell">
      <style:table-cell-properties fo:padding="0.097cm" fo:border="none"/>
    </style:style>
    <style:style style:name="Tableau1" style:family="table">
      <style:table-properties style:width="17.992cm" fo:margin-left="-0.004cm" table:align="left" fo:background-color="transparent" style:may-break-between-rows="true">
        <style:background-image/>
      </style:table-properties>
    </style:style>
    <style:style style:name="Tableau1.A" style:family="table-column">
      <style:table-column-properties style:column-width="1.397cm"/>
    </style:style>
    <style:style style:name="Tableau1.B" style:family="table-column">
      <style:table-column-properties style:column-width="4.133cm"/>
    </style:style>
    <style:style style:name="Tableau1.C" style:family="table-column">
      <style:table-column-properties style:column-width="1.773cm"/>
    </style:style>
    <style:style style:name="Tableau1.D" style:family="table-column">
      <style:table-column-properties style:column-width="1.704cm"/>
    </style:style>
    <style:style style:name="Tableau1.E" style:family="table-column">
      <style:table-column-properties style:column-width="1.485cm"/>
    </style:style>
    <style:style style:name="Tableau1.F" style:family="table-column">
      <style:table-column-properties style:column-width="1.903cm"/>
    </style:style>
    <style:style style:name="Tableau1.G" style:family="table-column">
      <style:table-column-properties style:column-width="2.027cm"/>
    </style:style>
    <style:style style:name="Tableau1.H" style:family="table-column">
      <style:table-column-properties style:column-width="1.296cm"/>
    </style:style>
    <style:style style:name="Tableau1.I" style:family="table-column">
      <style:table-column-properties style:column-width="2.274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#eeeeee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au1.I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parcel-items" style:family="table">
      <style:table-properties style:width="18.002cm" table:align="margins"/>
    </style:style>
    <style:style style:name="parcel-items.A" style:family="table-column">
      <style:table-column-properties style:column-width="1.402cm" style:rel-column-width="5104*"/>
    </style:style>
    <style:style style:name="parcel-items.B" style:family="table-column">
      <style:table-column-properties style:column-width="4.101cm" style:rel-column-width="14929*"/>
    </style:style>
    <style:style style:name="parcel-items.C" style:family="table-column">
      <style:table-column-properties style:column-width="1.799cm" style:rel-column-width="6549*"/>
    </style:style>
    <style:style style:name="parcel-items.D" style:family="table-column">
      <style:table-column-properties style:column-width="1.693cm" style:rel-column-width="6164*"/>
    </style:style>
    <style:style style:name="parcel-items.E" style:family="table-column">
      <style:table-column-properties style:column-width="1.508cm" style:rel-column-width="5490*"/>
    </style:style>
    <style:style style:name="parcel-items.F" style:family="table-column">
      <style:table-column-properties style:column-width="1.905cm" style:rel-column-width="6934*"/>
    </style:style>
    <style:style style:name="parcel-items.G" style:family="table-column">
      <style:table-column-properties style:column-width="1.984cm" style:rel-column-width="7223*"/>
    </style:style>
    <style:style style:name="parcel-items.H" style:family="table-column">
      <style:table-column-properties style:column-width="1.296cm" style:rel-column-width="4719*"/>
    </style:style>
    <style:style style:name="parcel-items.I" style:family="table-column">
      <style:table-column-properties style:column-width="2.314cm" style:rel-column-width="8423*"/>
    </style:style>
    <style:style style:name="parcel-items.1" style:family="table-row">
      <style:table-row-properties style:min-row-height="0.397cm"/>
    </style:style>
    <style:style style:name="parcel-items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parcel-items.I1" style:family="table-cell">
      <style:table-cell-properties style:vertical-align="middle" fo:padding="0.049cm" fo:border="0.05pt solid #000000" style:writing-mode="page"/>
    </style:style>
    <style:style style:name="sub-totals" style:family="table">
      <style:table-properties style:width="7.528cm" table:align="right"/>
    </style:style>
    <style:style style:name="sub-totals.A" style:family="table-column">
      <style:table-column-properties style:column-width="1.901cm"/>
    </style:style>
    <style:style style:name="sub-totals.B" style:family="table-column">
      <style:table-column-properties style:column-width="2.002cm"/>
    </style:style>
    <style:style style:name="sub-totals.C" style:family="table-column">
      <style:table-column-properties style:column-width="1.289cm"/>
    </style:style>
    <style:style style:name="sub-totals.D" style:family="table-column">
      <style:table-column-properties style:column-width="2.335cm"/>
    </style:style>
    <style:style style:name="sub-totals.A1" style:family="table-cell">
      <style:table-cell-properties fo:padding="0cm" fo:border="none" style:writing-mode="page"/>
    </style:style>
    <style:style style:name="vat-totals" style:family="table">
      <style:table-properties style:width="8.752cm" table:align="margins" fo:background-color="transparent">
        <style:background-image/>
      </style:table-properties>
    </style:style>
    <style:style style:name="vat-totals.A" style:family="table-column">
      <style:table-column-properties style:column-width="4.009cm" style:rel-column-width="30020*"/>
    </style:style>
    <style:style style:name="vat-totals.B" style:family="table-column">
      <style:table-column-properties style:column-width="1.097cm" style:rel-column-width="8214*"/>
    </style:style>
    <style:style style:name="vat-totals.C" style:family="table-column">
      <style:table-column-properties style:column-width="1.757cm" style:rel-column-width="13154*"/>
    </style:style>
    <style:style style:name="vat-totals.D" style:family="table-column">
      <style:table-column-properties style:column-width="1.889cm" style:rel-column-width="14147*"/>
    </style:style>
    <style:style style:name="vat-totals.1" style:family="table-row">
      <style:table-row-properties fo:background-color="transparent">
        <style:background-image/>
      </style:table-row-properties>
    </style:style>
    <style:style style:name="vat-totals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vat-totals.D1" style:family="table-cell">
      <style:table-cell-properties fo:background-color="#eeeeee" fo:padding="0.049cm" fo:border="0.05pt solid #cccccc" style:writing-mode="page">
        <style:background-image/>
      </style:table-cell-properties>
    </style:style>
    <style:style style:name="vat-totals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D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otal" style:family="table">
      <style:table-properties style:width="7.511cm" fo:break-before="column" table:align="right" fo:background-color="transparent">
        <style:background-image/>
      </style:table-properties>
    </style:style>
    <style:style style:name="total.A" style:family="table-column">
      <style:table-column-properties style:column-width="3.907cm"/>
    </style:style>
    <style:style style:name="total.B" style:family="table-column">
      <style:table-column-properties style:column-width="3.604cm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otal.B1" style:family="table-cell">
      <style:table-cell-properties fo:padding="0.049cm" fo:border="0.05pt solid #cccccc" style:writing-mode="page"/>
    </style:style>
    <style:style style:name="total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otal.B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otal.3" style:family="table-row">
      <style:table-row-properties style:min-row-height="0.533cm" fo:background-color="transparent">
        <style:background-image/>
      </style:table-row-properties>
    </style:style>
    <style:style style:name="total.B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13cm" fo:margin-left="0cm" table:align="left" fo:background-color="transparent" style:may-break-between-rows="false">
        <style:background-image/>
      </style:table-properties>
    </style:style>
    <style:style style:name="details.A" style:family="table-column">
      <style:table-column-properties style:column-width="2.889cm"/>
    </style:style>
    <style:style style:name="details.B" style:family="table-column">
      <style:table-column-properties style:column-width="4.703cm"/>
    </style:style>
    <style:style style:name="details.C" style:family="table-column">
      <style:table-column-properties style:column-width="3.209cm"/>
    </style:style>
    <style:style style:name="details.D" style:family="table-column">
      <style:table-column-properties style:column-width="3.6cm"/>
    </style:style>
    <style:style style:name="details.E" style:family="table-column">
      <style:table-column-properties style:column-width="3.612cm"/>
    </style:style>
    <style:style style:name="details.1" style:family="table-row">
      <style:table-row-properties fo:background-color="transparent" fo:keep-together="always">
        <style:background-image/>
      </style:table-row-properties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E1" style:family="table-cell">
      <style:table-cell-properties fo:background-color="#eeeeee" fo:padding="0.097cm" fo:border="0.05pt solid #000000">
        <style:background-image/>
      </style:table-cell-properties>
    </style:style>
    <style:style style:name="details.2" style:family="table-row">
      <style:table-row-properties fo:keep-together="always"/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none" fo:border-top="none" fo:border-bottom="0.05pt solid #000000"/>
    </style:style>
    <style:style style:name="details.E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13cm" fo:margin-left="0cm" table:align="left" style:may-break-between-rows="false"/>
    </style:style>
    <style:style style:name="affait-totals.A" style:family="table-column">
      <style:table-column-properties style:column-width="4.496cm"/>
    </style:style>
    <style:style style:name="affait-totals.B" style:family="table-column">
      <style:table-column-properties style:column-width="6.311cm"/>
    </style:style>
    <style:style style:name="affait-totals.C" style:family="table-column">
      <style:table-column-properties style:column-width="7.205cm"/>
    </style:style>
    <style:style style:name="affait-totals.1" style:family="table-row">
      <style:table-row-properties fo:keep-together="always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ato" fo:font-size="8pt" fo:font-style="normal" fo:font-weight="normal" officeooo:rsid="022bf6c8" officeooo:paragraph-rsid="021ae01b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8pt" fo:font-weight="normal" officeooo:rsid="02246a61" officeooo:paragraph-rsid="02246a61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paragraph-rsid="0143c708"/>
    </style:style>
    <style:style style:name="P11" style:family="paragraph" style:parent-style-name="Standard">
      <style:paragraph-properties fo:text-align="end" style:justify-single-word="false"/>
      <style:text-properties officeooo:rsid="009f598c" officeooo:paragraph-rsid="021f51bb"/>
    </style:style>
    <style:style style:name="P12" style:family="paragraph" style:parent-style-name="Standard">
      <style:text-properties fo:font-size="8pt" officeooo:paragraph-rsid="01f1dbcf" style:font-size-asian="7pt" style:font-size-complex="8pt"/>
    </style:style>
    <style:style style:name="P13" style:family="paragraph" style:parent-style-name="Standard">
      <style:text-properties fo:font-size="8pt" officeooo:paragraph-rsid="01d4e4e5" style:font-size-asian="7pt" style:font-size-complex="8pt"/>
    </style:style>
    <style:style style:name="P14" style:family="paragraph" style:parent-style-name="Standard">
      <style:paragraph-properties fo:text-align="end" style:justify-single-word="false"/>
      <style:text-properties fo:font-size="8pt" officeooo:paragraph-rsid="002863be" style:font-size-asian="7pt" style:font-size-complex="8pt"/>
    </style:style>
    <style:style style:name="P15" style:family="paragraph" style:parent-style-name="Standard">
      <style:paragraph-properties fo:text-align="end" style:justify-single-word="false"/>
      <style:text-properties fo:font-size="8pt" officeooo:rsid="009f598c" officeooo:paragraph-rsid="021f51bb" style:font-size-asian="7pt" style:font-size-complex="8pt"/>
    </style:style>
    <style:style style:name="P16" style:family="paragraph" style:parent-style-name="Standard">
      <style:text-properties officeooo:paragraph-rsid="01f2be22"/>
    </style:style>
    <style:style style:name="P17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8pt" officeooo:rsid="019d1de3" officeooo:paragraph-rsid="01d4e4e5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8pt" officeooo:rsid="01a8c2c3" officeooo:paragraph-rsid="01d4e4e5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8pt" officeooo:rsid="0225d3e2" officeooo:paragraph-rsid="0225d3e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ato" fo:font-size="10pt" fo:font-weight="bold" officeooo:rsid="022c0e26" officeooo:paragraph-rsid="022c0e2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30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31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Lato" fo:font-size="11pt" fo:font-weight="bold" officeooo:rsid="02294e50" officeooo:paragraph-rsid="02294e50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7pt" officeooo:rsid="022b3b2b" officeooo:paragraph-rsid="022b3b2b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Lato" fo:font-size="7pt" officeooo:rsid="022b3b2b" officeooo:paragraph-rsid="022b3b2b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7pt" officeooo:rsid="022d6be3" officeooo:paragraph-rsid="022d6be3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Lato" fo:font-size="8pt" fo:font-weight="normal" officeooo:rsid="017bc5e3" officeooo:paragraph-rsid="021ae01b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8pt" fo:font-weight="normal" officeooo:paragraph-rsid="021ae01b" style:font-size-asian="8pt" style:font-weight-asian="normal" style:font-size-complex="8pt" style:font-weight-complex="normal"/>
    </style:style>
    <style:style style:name="P45" style:family="paragraph" style:parent-style-name="Table_20_Heading">
      <loext:graphic-properties draw:fill="solid" draw:fill-color="#eeeeee" draw:opacity="100%"/>
      <style:paragraph-properties fo:background-color="#eeeeee"/>
      <style:text-properties fo:font-size="10pt" officeooo:paragraph-rsid="021f51bb" style:font-size-asian="10pt" style:font-size-complex="10pt"/>
    </style:style>
    <style:style style:name="P46" style:family="paragraph" style:parent-style-name="Table_20_Heading">
      <loext:graphic-properties draw:fill="solid" draw:fill-color="#eeeeee" draw:opacity="100%"/>
      <style:paragraph-properties fo:text-align="center" style:justify-single-word="false" fo:background-color="#eeeeee"/>
      <style:text-properties style:font-name="Lato" fo:font-size="10pt" officeooo:rsid="00930d52" officeooo:paragraph-rsid="021f51bb" style:font-size-asian="10pt" style:font-size-complex="10pt"/>
    </style:style>
    <style:style style:name="P47" style:family="paragraph" style:parent-style-name="Table_20_Heading">
      <loext:graphic-properties draw:fill="solid" draw:fill-color="#eeeeee" draw:opacity="100%"/>
      <style:paragraph-properties fo:text-align="center" style:justify-single-word="false" fo:background-color="#eeeeee"/>
      <style:text-properties style:font-name="Lato" fo:font-size="10pt" officeooo:rsid="008f6058" officeooo:paragraph-rsid="021f51bb" style:font-size-asian="10pt" style:font-size-complex="10pt"/>
    </style:style>
    <style:style style:name="P48" style:family="paragraph" style:parent-style-name="Table_20_Heading">
      <loext:graphic-properties draw:fill="solid" draw:fill-color="#eeeeee" draw:opacity="100%"/>
      <style:paragraph-properties fo:text-align="center" style:justify-single-word="false" fo:background-color="#eeeeee"/>
      <style:text-properties style:font-name="Lato" fo:font-size="10pt" officeooo:rsid="00943efe" officeooo:paragraph-rsid="021f51bb" style:font-size-asian="10pt" style:font-size-complex="10pt"/>
    </style:style>
    <style:style style:name="P49" style:family="paragraph" style:parent-style-name="Table_20_Heading">
      <loext:graphic-properties draw:fill="solid" draw:fill-color="#eeeeee" draw:opacity="100%"/>
      <style:paragraph-properties fo:text-align="center" style:justify-single-word="false" fo:background-color="#eeeeee"/>
      <style:text-properties style:font-name="Lato" fo:font-size="10pt" officeooo:rsid="00f089b6" officeooo:paragraph-rsid="021f51bb" style:font-size-asian="10pt" style:font-size-complex="10pt"/>
    </style:style>
    <style:style style:name="P5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51" style:family="paragraph" style:parent-style-name="Text_20_body" style:master-page-name="">
      <style:paragraph-properties style:page-number="auto" fo:break-before="auto" fo:break-after="auto"/>
    </style:style>
    <style:style style:name="P52" style:family="paragraph" style:parent-style-name="Table_20_Heading">
      <style:text-properties fo:font-size="10pt" officeooo:rsid="019cbd7b" officeooo:paragraph-rsid="01d4e4e5" style:font-size-asian="10pt" style:font-size-complex="10pt"/>
    </style:style>
    <style:style style:name="P53" style:family="paragraph" style:parent-style-name="Table_20_Heading">
      <style:text-properties fo:font-size="10pt" officeooo:rsid="0225d3e2" officeooo:paragraph-rsid="0225d3e2" style:font-size-asian="10pt" style:font-size-complex="10pt"/>
    </style:style>
    <style:style style:name="P54" style:family="paragraph" style:parent-style-name="Table_20_Heading">
      <style:text-properties fo:font-size="10pt" officeooo:rsid="01a86f52" officeooo:paragraph-rsid="01d4e4e5" style:font-size-asian="10pt" style:font-size-complex="10pt"/>
    </style:style>
    <style:style style:name="P55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fo:font-size="10pt" officeooo:rsid="022b3b2b" officeooo:paragraph-rsid="022b3b2b" style:font-size-asian="10pt" style:font-size-complex="10pt"/>
    </style:style>
    <style:style style:name="P56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b3b2b" officeooo:paragraph-rsid="022b3b2b" style:font-size-asian="10pt" style:font-size-complex="10pt"/>
    </style:style>
    <style:style style:name="P57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d6be3" officeooo:paragraph-rsid="022d6be3" style:font-size-asian="10pt" style:font-size-complex="10pt"/>
    </style:style>
    <style:style style:name="P58" style:family="paragraph" style:parent-style-name="Standard">
      <style:paragraph-properties fo:text-align="end" style:justify-single-word="false"/>
      <style:text-properties fo:font-size="4pt" officeooo:rsid="009f598c" officeooo:paragraph-rsid="02210414" style:font-size-asian="3.5pt" style:font-size-complex="4pt"/>
    </style:style>
    <style:style style:name="P59" style:family="paragraph" style:parent-style-name="Standard">
      <style:paragraph-properties fo:text-align="start" style:justify-single-word="false"/>
      <style:text-properties fo:color="#000000" style:font-name="Lato" fo:font-size="4pt" fo:font-style="italic" fo:font-weight="normal" officeooo:rsid="021fdcde" officeooo:paragraph-rsid="02210414" style:font-size-asian="3.5pt" style:font-style-asian="italic" style:font-weight-asian="normal" style:font-size-complex="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Lato" fo:font-size="8pt" fo:font-style="italic" fo:font-weight="normal" officeooo:rsid="021fdcde" officeooo:paragraph-rsid="02210414" style:font-size-asian="7pt" style:font-style-asian="italic" style:font-weight-asian="normal" style:font-size-complex="8pt" style:font-style-complex="italic" style:font-weight-complex="normal"/>
    </style:style>
    <style:style style:name="P61" style:family="paragraph" style:parent-style-name="Standard">
      <style:text-properties fo:color="#000000" style:font-name="Lato" fo:font-size="8pt" fo:font-weight="normal" officeooo:rsid="021f8cc9" officeooo:paragraph-rsid="02210414" style:font-size-asian="7pt" style:font-weight-asian="normal" style:font-size-complex="8pt" style:font-weight-complex="normal"/>
    </style:style>
    <style:style style:name="P62" style:family="paragraph" style:parent-style-name="Standard">
      <style:paragraph-properties fo:text-align="start" style:justify-single-word="false" fo:padding="0.049cm" fo:border-left="none" fo:border-right="none" fo:border-top="0.06pt solid #b2b2b2" fo:border-bottom="none"/>
      <style:text-properties fo:font-size="4pt" officeooo:rsid="009f598c" officeooo:paragraph-rsid="021f51bb" style:font-size-asian="3.5pt" style:font-size-complex="4pt"/>
    </style:style>
    <style:style style:name="P63" style:family="paragraph" style:parent-style-name="Table_20_Contents">
      <style:paragraph-properties fo:text-align="center" style:justify-single-word="false"/>
      <style:text-properties style:font-name="Lato" fo:font-size="7pt" fo:font-weight="bold" officeooo:rsid="02330005" officeooo:paragraph-rsid="02210414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ato" fo:font-size="7pt" fo:font-weight="bold" officeooo:paragraph-rsid="02210414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ato" fo:font-size="7pt" officeooo:rsid="021ca353" officeooo:paragraph-rsid="02210414" style:font-size-asian="7pt" style:font-size-complex="7pt"/>
    </style:style>
    <style:style style:name="P66" style:family="paragraph" style:parent-style-name="Table_20_Contents">
      <style:paragraph-properties fo:text-align="center" style:justify-single-word="false"/>
      <style:text-properties style:font-name="Lato" fo:font-size="7pt" officeooo:rsid="02218acc" officeooo:paragraph-rsid="02210414" style:font-size-asian="7pt" style:font-size-complex="7pt"/>
    </style:style>
    <style:style style:name="T1" style:family="text">
      <style:text-properties officeooo:rsid="0207b8c9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0" style:family="text">
      <style:text-properties fo:color="#000000" style:font-name="Lato" officeooo:rsid="02367287"/>
    </style:style>
    <style:style style:name="T11" style:family="text">
      <style:text-properties fo:color="#000000" style:font-name="Lato" officeooo:rsid="01bdeb22"/>
    </style:style>
    <style:style style:name="T12" style:family="text">
      <style:text-properties fo:color="#000000" style:font-name="Lato" officeooo:rsid="022bf6c8"/>
    </style:style>
    <style:style style:name="T13" style:family="text">
      <style:text-properties fo:color="#000000" style:font-name="Lato1" fo:font-style="normal" style:font-style-asian="normal"/>
    </style:style>
    <style:style style:name="T14" style:family="text">
      <style:text-properties fo:color="#000000" style:font-name="Lato1" fo:font-style="normal" officeooo:rsid="01ae0a77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officeooo:rsid="01e875fb"/>
    </style:style>
    <style:style style:name="T20" style:family="text">
      <style:text-properties officeooo:rsid="0102c83e"/>
    </style:style>
    <style:style style:name="T21" style:family="text">
      <style:text-properties officeooo:rsid="00eb061b"/>
    </style:style>
    <style:style style:name="T22" style:family="text">
      <style:text-properties officeooo:rsid="00943efe"/>
    </style:style>
    <style:style style:name="T23" style:family="text">
      <style:text-properties officeooo:rsid="01527fba"/>
    </style:style>
    <style:style style:name="T24" style:family="text">
      <style:text-properties officeooo:rsid="0152e917"/>
    </style:style>
    <style:style style:name="T25" style:family="text">
      <style:text-properties officeooo:rsid="01ac2c3b"/>
    </style:style>
    <style:style style:name="T26" style:family="text">
      <style:text-properties officeooo:rsid="01ae0a77"/>
    </style:style>
    <style:style style:name="T27" style:family="text">
      <style:text-properties officeooo:rsid="01afa457"/>
    </style:style>
    <style:style style:name="T28" style:family="text">
      <style:text-properties officeooo:rsid="01b15def"/>
    </style:style>
    <style:style style:name="T29" style:family="text">
      <style:text-properties officeooo:rsid="02079fe8"/>
    </style:style>
    <style:style style:name="T30" style:family="text">
      <style:text-properties officeooo:rsid="01588342"/>
    </style:style>
    <style:style style:name="T31" style:family="text">
      <style:text-properties officeooo:rsid="022bf6c8"/>
    </style:style>
    <style:style style:name="T32" style:family="text">
      <style:text-properties officeooo:rsid="0236728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21fdcde" style:font-weight-asian="bold" style:font-weight-complex="bold"/>
    </style:style>
    <style:style style:name="T35" style:family="text">
      <style:text-properties officeooo:rsid="022c0e2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5103*" fo:start-indent="0cm" fo:end-indent="0.249cm"/>
          <style:column style:rel-width="5103*" fo:start-indent="0.249cm" fo:end-indent="0cm"/>
        </style:columns>
      </style:section-properties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64820566960">
          <table:table-cell table:style-name="Table1.A1" office:value-type="string">
            <text:p text:style-name="P29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33">Adresse de facturation:</text:p>
            <text:p text:style-name="P23"/>
            <text:p text:style-name="P50">[INVOICE_ADDRESS]</text:p>
          </table:table-cell>
        </table:table-row>
        <table:table-row table:style-name="TableLine93864820495776">
          <table:table-cell table:style-name="Table1.A1" office:value-type="string">
            <text:p text:style-name="P30">[COMPANY_PHONE]</text:p>
          </table:table-cell>
          <table:covered-table-cell/>
        </table:table-row>
        <table:table-row table:style-name="TableLine93864820920384">
          <table:table-cell table:style-name="Table1.A1" office:value-type="string">
            <text:p text:style-name="P31">[COMPANY_EMAIL]</text:p>
          </table:table-cell>
          <table:covered-table-cell/>
        </table:table-row>
        <table:table-row table:style-name="TableLine93864820921424">
          <table:table-cell table:style-name="Table1.A1" office:value-type="string">
            <text:p text:style-name="P32">[COMPANY_WEBSITE]</text:p>
          </table:table-cell>
          <table:covered-table-cell/>
        </table:table-row>
        <table:table-row table:style-name="TableLine93864820922512">
          <table:table-cell table:style-name="Table1.A1" office:value-type="string">
            <text:p text:style-name="P43"><text:span text:style-name="T30">Banque : </text:span><text:span text:style-name="T31">[BANK_NAME]</text:span></text:p>
            <text:p text:style-name="P44"><text:span text:style-name="T10">C</text:span><text:span text:style-name="T11">ompte : </text:span><text:span text:style-name="T12">[ACCOUNT_HOLDER_NAME]</text:span></text:p>
            <text:p text:style-name="P6">BIC/SWIF<text:span text:style-name="T32">T</text:span> : [BANK_IDENTIFIER_CODE]</text:p>
            <text:p text:style-name="P6">IBAN : [IBAN]</text:p>
          </table:table-cell>
          <table:covered-table-cell/>
        </table:table-row>
      </table:table>
      <text:p text:style-name="P16"/>
      <table:table table:name="title" table:style-name="title">
        <table:table-column table:style-name="title.A"/>
        <table:table-column table:style-name="title.B"/>
        <table:table-row table:style-name="TableLine93864820924256">
          <table:table-cell table:style-name="title.A1" office:value-type="string">
            <text:p text:style-name="P9"><text:span text:style-name="T20">[TITLE] - </text:span><text:s/><text:span text:style-name="T21">[NUMBER]</text:span></text:p>
          </table:table-cell>
          <table:table-cell table:style-name="title.B1" office:value-type="string">
            <text:p text:style-name="P4"><text:span text:style-name="T23">Date de facturation : </text:span>[INVOICED_AT]</text:p>
          </table:table-cell>
        </table:table-row>
        <table:table-row table:style-name="TableLine93864820933216">
          <table:table-cell table:style-name="title.A2" office:value-type="string">
            <text:p text:style-name="P5"><text:span text:style-name="T24">Responsable : </text:span>[RESPONSIBLE]</text:p>
          </table:table-cell>
          <table:table-cell table:style-name="title.B2" office:value-type="string">
            <text:p text:style-name="P10"><text:span text:style-name="T9">D</text:span><text:span text:style-name="T7">ate limite de paiement : </text:span><text:span text:style-name="T8">[EXPIRED_AT]</text:span></text:p>
          </table:table-cell>
        </table:table-row>
        <table:table-row table:style-name="title.3">
          <table:table-cell table:style-name="title.A3" table:number-columns-spanned="2" office:value-type="string">
            <text:p text:style-name="P8">[DESCRIPTION]</text:p>
          </table:table-cell>
          <table:covered-table-cell/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46">Code</text:p>
            </table:table-cell>
            <table:table-cell table:style-name="Tableau1.A1" office:value-type="string">
              <text:p text:style-name="P45">Désignation</text:p>
            </table:table-cell>
            <table:table-cell table:style-name="Tableau1.A1" office:value-type="string">
              <text:p text:style-name="P47">Qté</text:p>
            </table:table-cell>
            <table:table-cell table:style-name="Tableau1.A1" office:value-type="string">
              <text:p text:style-name="P48">PU HT</text:p>
            </table:table-cell>
            <table:table-cell table:style-name="Tableau1.A1" office:value-type="string">
              <text:p text:style-name="P48">Remise <text:span text:style-name="T29">(%)</text:span></text:p>
            </table:table-cell>
            <table:table-cell table:style-name="Tableau1.A1" office:value-type="string">
              <text:p text:style-name="P48">Montant</text:p>
              <text:p text:style-name="P48">HT</text:p>
            </table:table-cell>
            <table:table-cell table:style-name="Tableau1.A1" office:value-type="string">
              <text:p text:style-name="P47"><text:span text:style-name="T22">Montant</text:span> <text:span text:style-name="T22">TVA</text:span></text:p>
            </table:table-cell>
            <table:table-cell table:style-name="Tableau1.A1" office:value-type="string">
              <text:p text:style-name="P48">Taux</text:p>
              <text:p text:style-name="P48">TVA</text:p>
            </table:table-cell>
            <table:table-cell table:style-name="Tableau1.I1" office:value-type="string">
              <text:p text:style-name="P49">Montant</text:p>
              <text:p text:style-name="P49">TTC</text:p>
            </table:table-cell>
          </table:table-row>
        </table:table-header-rows>
      </table:table>
      <text:section text:style-name="Sect1" text:name="Section-parcel">
        <text:p text:style-name="P62"/>
        <text:p text:style-name="P61"><text:span text:style-name="T33">[NUMBER]</text:span> – <text:span text:style-name="T34">[GIVEN_AT] </text:span></text:p>
        <text:p text:style-name="P60">[ADDRESS]</text:p>
        <text:p text:style-name="P59"/>
        <table:table table:name="parcel-items" table:style-name="parcel-items">
          <table:table-column table:style-name="parcel-items.A"/>
          <table:table-column table:style-name="parcel-items.B"/>
          <table:table-column table:style-name="parcel-items.C"/>
          <table:table-column table:style-name="parcel-items.D"/>
          <table:table-column table:style-name="parcel-items.E"/>
          <table:table-column table:style-name="parcel-items.F"/>
          <table:table-column table:style-name="parcel-items.G"/>
          <table:table-column table:style-name="parcel-items.H"/>
          <table:table-column table:style-name="parcel-items.I"/>
          <table:table-row table:style-name="parcel-items.1">
            <table:table-cell table:style-name="parcel-items.A1" office:value-type="string">
              <text:p text:style-name="P65">[CODE]</text:p>
            </table:table-cell>
            <table:table-cell table:style-name="parcel-items.A1" office:value-type="string">
              <text:p text:style-name="P66">[VARIANT]</text:p>
            </table:table-cell>
            <table:table-cell table:style-name="parcel-items.A1" office:value-type="string">
              <text:p text:style-name="P65">[QUANTITY]</text:p>
            </table:table-cell>
            <table:table-cell table:style-name="parcel-items.A1" office:value-type="string">
              <text:p text:style-name="P65">[PU]</text:p>
            </table:table-cell>
            <table:table-cell table:style-name="parcel-items.A1" office:value-type="string">
              <text:p text:style-name="P65">[REM]</text:p>
            </table:table-cell>
            <table:table-cell table:style-name="parcel-items.A1" office:value-type="string">
              <text:p text:style-name="P65">[HT]</text:p>
            </table:table-cell>
            <table:table-cell table:style-name="parcel-items.A1" office:value-type="string">
              <text:p text:style-name="P65">[VAT]</text:p>
            </table:table-cell>
            <table:table-cell table:style-name="parcel-items.A1" office:value-type="string">
              <text:p text:style-name="P65">[VAT_RATE]</text:p>
            </table:table-cell>
            <table:table-cell table:style-name="parcel-items.I1" office:value-type="string">
              <text:p text:style-name="P65">[TTC]</text:p>
            </table:table-cell>
          </table:table-row>
        </table:table>
        <text:p text:style-name="P58"/>
        <table:table table:name="sub-totals" table:style-name="sub-totals">
          <table:table-column table:style-name="sub-totals.A"/>
          <table:table-column table:style-name="sub-totals.B"/>
          <table:table-column table:style-name="sub-totals.C"/>
          <table:table-column table:style-name="sub-totals.D"/>
          <table:table-row table:style-name="TableLine93864820983296">
            <table:table-cell table:style-name="sub-totals.A1" office:value-type="string">
              <text:p text:style-name="P63">[G_PT_AM]</text:p>
            </table:table-cell>
            <table:table-cell table:style-name="sub-totals.A1" office:value-type="string">
              <text:p text:style-name="P63">[G_VT_AM]</text:p>
            </table:table-cell>
            <table:table-cell table:style-name="sub-totals.A1" office:value-type="string">
              <text:p text:style-name="P64"/>
            </table:table-cell>
            <table:table-cell table:style-name="sub-totals.A1" office:value-type="string">
              <text:p text:style-name="P63">[G_AM]</text:p>
            </table:table-cell>
          </table:table-row>
        </table:table>
        <text:p text:style-name="P58"/>
      </text:section>
      <text:p text:style-name="P15"/>
      <text:section text:style-name="Sect2" text:name="Section-totals">
        <table:table table:name="vat-totals" table:style-name="vat-totals">
          <table:table-column table:style-name="vat-totals.A"/>
          <table:table-column table:style-name="vat-totals.B"/>
          <table:table-column table:style-name="vat-totals.C"/>
          <table:table-column table:style-name="vat-totals.D"/>
          <table:table-header-rows>
            <table:table-row table:style-name="vat-totals.1">
              <table:table-cell table:style-name="vat-totals.A1" office:value-type="string">
                <text:p text:style-name="P55">Taxe</text:p>
              </table:table-cell>
              <table:table-cell table:style-name="vat-totals.A1" office:value-type="string">
                <text:p text:style-name="P57">Taux</text:p>
              </table:table-cell>
              <table:table-cell table:style-name="vat-totals.A1" office:value-type="string">
                <text:p text:style-name="P56">Base HT</text:p>
              </table:table-cell>
              <table:table-cell table:style-name="vat-totals.D1" office:value-type="string">
                <text:p text:style-name="P56">Montant</text:p>
              </table:table-cell>
            </table:table-row>
          </table:table-header-rows>
          <table:table-row table:style-name="TableLine93864821001232">
            <table:table-cell table:style-name="vat-totals.A2" office:value-type="string">
              <text:p text:style-name="P37">[VAT_NAME]</text:p>
            </table:table-cell>
            <table:table-cell table:style-name="vat-totals.B2" office:value-type="string">
              <text:p text:style-name="P38">[VAT_RATE]</text:p>
            </table:table-cell>
            <table:table-cell table:style-name="vat-totals.C2" office:value-type="string">
              <text:p text:style-name="P36">[VAT_BASE]</text:p>
            </table:table-cell>
            <table:table-cell table:style-name="vat-totals.D2" office:value-type="string">
              <text:p text:style-name="P36">[VAT_AMOUNT]</text:p>
            </table:table-cell>
          </table:table-row>
        </table:table>
        <text:p text:style-name="P11"/>
        <table:table table:name="total" table:style-name="total">
          <table:table-column table:style-name="total.A"/>
          <table:table-column table:style-name="total.B"/>
          <table:table-row table:style-name="total.1">
            <table:table-cell table:style-name="total.A1" office:value-type="string">
              <text:p text:style-name="P25">Total HT <text:s/></text:p>
            </table:table-cell>
            <table:table-cell table:style-name="total.B1" office:value-type="string">
              <text:p text:style-name="P35">[TOTAL_PRETAX] <text:span text:style-name="T35">€</text:span></text:p>
            </table:table-cell>
          </table:table-row>
          <table:table-row table:style-name="total.1">
            <table:table-cell table:style-name="total.A2" office:value-type="string">
              <text:p text:style-name="P25">Total TVA</text:p>
            </table:table-cell>
            <table:table-cell table:style-name="total.B3" office:value-type="string">
              <text:p text:style-name="P35">[TOTAL_VAT] <text:span text:style-name="T35">€</text:span></text:p>
            </table:table-cell>
          </table:table-row>
          <table:table-row table:style-name="total.3">
            <table:table-cell table:style-name="total.A2" office:value-type="string">
              <text:p text:style-name="P25">Total TTC</text:p>
            </table:table-cell>
            <table:table-cell table:style-name="total.B3" office:value-type="string">
              <text:p text:style-name="P35">[TOTAL] <text:span text:style-name="T35">€</text:span></text:p>
            </table:table-cell>
          </table:table-row>
        </table:table>
        <text:p text:style-name="P11"/>
        <text:p text:style-name="P11"/>
      </text:section>
      <text:p text:style-name="P14"/>
      <text:section text:style-name="Sect1" text:name="Section-details">
        <table:table table:name="affair-detail-title" table:style-name="affair-detail-title">
          <table:table-column table:style-name="affair-detail-title.A"/>
          <table:table-row table:style-name="TableLine93864821017600">
            <table:table-cell table:style-name="affair-detail-title.A1" office:value-type="string">
              <text:p text:style-name="P24">Récapitulatif de l’affaire : [AFFAIR_NUMBER] <text:span text:style-name="T28">au [DATE]</text:span></text:p>
            </table:table-cell>
          </table:table-row>
        </table:table>
        <table:table table:name="details" table:style-name="details">
          <table:table-column table:style-name="details.A"/>
          <table:table-column table:style-name="details.B"/>
          <table:table-column table:style-name="details.C"/>
          <table:table-column table:style-name="details.D"/>
          <table:table-column table:style-name="details.E"/>
          <table:table-header-rows>
            <table:table-row table:style-name="details.1">
              <table:table-cell table:style-name="details.A1" office:value-type="string">
                <text:p text:style-name="P52">Date</text:p>
              </table:table-cell>
              <table:table-cell table:style-name="details.A1" office:value-type="string">
                <text:p text:style-name="P52">N° <text:span text:style-name="T26">de pièce</text:span></text:p>
              </table:table-cell>
              <table:table-cell table:style-name="details.A1" office:value-type="string">
                <text:p text:style-name="P53">Mode</text:p>
              </table:table-cell>
              <table:table-cell table:style-name="details.A1" office:value-type="string">
                <text:p text:style-name="P52">Versements</text:p>
              </table:table-cell>
              <table:table-cell table:style-name="details.E1" office:value-type="string">
                <text:p text:style-name="P54"><text:span text:style-name="T25">V</text:span>ente(s) liée(s)</text:p>
              </table:table-cell>
            </table:table-row>
          </table:table-header-rows>
          <table:table-row table:style-name="details.2">
            <table:table-cell table:style-name="details.A2" office:value-type="string">
              <text:p text:style-name="P20">[PAYMENT_DATE]</text:p>
            </table:table-cell>
            <table:table-cell table:style-name="details.B2" office:value-type="string">
              <text:p text:style-name="P20">[PAYMENT_NUMBER]</text:p>
            </table:table-cell>
            <table:table-cell table:style-name="details.C2" office:value-type="string">
              <text:p text:style-name="P22">[PAYMENT_MODE]</text:p>
            </table:table-cell>
            <table:table-cell table:style-name="details.D2" office:value-type="string">
              <text:p text:style-name="P20">[PAYMENT_AMOUNT]</text:p>
            </table:table-cell>
            <table:table-cell table:style-name="details.E2" office:value-type="string">
              <text:p text:style-name="P21">[SALE_AFFAIR]</text:p>
            </table:table-cell>
          </table:table-row>
        </table:table>
        <table:table table:name="affait-totals" table:style-name="affait-totals">
          <table:table-column table:style-name="affait-totals.A"/>
          <table:table-column table:style-name="affait-totals.B"/>
          <table:table-column table:style-name="affait-totals.C"/>
          <table:table-row table:style-name="affait-totals.1">
            <table:table-cell table:style-name="affait-totals.A1" office:value-type="string">
              <text:p text:style-name="P26"/>
            </table:table-cell>
            <table:table-cell table:style-name="affait-totals.B1">
              <text:p text:style-name="P27"/>
            </table:table-cell>
            <table:table-cell table:style-name="affait-totals.C1" office:value-type="string">
              <text:p text:style-name="P34"><text:span text:style-name="T27">Net à [ACTION] : </text:span>[LEFT_TO_PAY] <text:span text:style-name="T13">€</text:span></text:p>
            </table:table-cell>
          </table:table-row>
        </table:table>
        <text:p text:style-name="P13"/>
      </text:section>
      <table:table table:name="sales-conditions" table:style-name="sales-conditions">
        <table:table-column table:style-name="sales-conditions.A"/>
        <table:table-row table:style-name="TableLine93864821043088">
          <table:table-cell table:style-name="sales-conditions.A1" office:value-type="string">
            <text:p text:style-name="P3">[SALES_CONDITIONS]</text:p>
          </table:table-cell>
        </table:table-row>
      </table:table>
      <text:p text:style-name="P12"/>
      <table:table table:name="payment-mode-complement" table:style-name="payment-mode-complement">
        <table:table-column table:style-name="payment-mode-complement.A"/>
        <table:table-row table:style-name="TableLine93864821045888">
          <table:table-cell table:style-name="payment-mode-complement.A1" office:value-type="string">
            <text:p text:style-name="P28">[PAYMENT_MODE_COMPLEMENT]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8cm" style:rel-column-width="12405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6cm" style:rel-column-width="13105*"/>
    </style:style>
    <style:style style:name="footer.F" style:family="table-column">
      <style:table-column-properties style:column-width="0.91cm" style:rel-column-width="3316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8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207b8c9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 table:style-name="TableLine93864820478256">
            <table:table-cell table:style-name="footer.A1" office:value-type="string">
              <text:p text:style-name="MP3">[DATE]</text:p>
            </table:table-cell>
            <table:table-cell table:style-name="footer.A1" table:number-columns-spanned="4" office:value-type="string">
              <text:p text:style-name="MP4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5"><text:page-number text:select-page="current">1</text:page-number>/<text:span text:style-name="MT1">2</text:span></text:p>
            </table:table-cell>
          </table:table-row>
          <table:table-row table:style-name="TableLine93864820549360">
            <table:table-cell table:style-name="footer.A2" table:number-columns-spanned="2" office:value-type="string">
              <text:p text:style-name="MP6">N° Pièce : <text:span text:style-name="MT2">[NUMBER]</text:span></text:p>
            </table:table-cell>
            <table:covered-table-cell/>
            <table:table-cell table:style-name="footer.A2" office:value-type="string">
              <text:p text:style-name="MP7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8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9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2-02-08T13:06:04.516675040</dc:date>
    <meta:editing-duration>P1DT9H9M8S</meta:editing-duration>
    <meta:editing-cycles>493</meta:editing-cycles>
    <meta:document-statistic meta:table-count="13" meta:image-count="1" meta:object-count="0" meta:page-count="1" meta:paragraph-count="76" meta:word-count="139" meta:character-count="1021" meta:non-whitespace-character-count="953"/>
  </office:meta>
</office:document-meta>
</file>